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68.66pt" fo:break-before="auto" style:use-optimal-row-height="true"/>
    </style:style>
    <style:style style:name="ro3" style:family="table-row">
      <style:table-row-properties style:row-height="90.99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14" table:default-cell-style-name="Default"/>
        <table:table-row table:style-name="ro1">
          <table:table-cell office:value-type="string" calcext:value-type="string">
            <text:p>LacI_eColi</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7</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gtgaatgtgaaaccagtaacgttatacgatgtcgcagagtatgccggtgtctcttatcagaccgtttcccgcgtggtgaaccaggccagccacgtttctgcgaaaacgcgggaaaaagtggaagcggcgatggcggagctgaattacattcccaaccgcgtggcacaacaactggcgggcaaacagtcgttgctgattggcgttgccacctccagtctggccctgcacgcgccgtcgcaaattgtcgcggcgattaaatctcgcgccgatcaactgggtgccagcgtggtggtgtcgatggtagaacgaagcggcgtcgaagcctgtaaagcggcggtgcacaatcttctcgcgcaacgcgtcagtgggctgatcattaactatccgctggatgaccaggatgccattgctgtggaagctgcctgcactaatgttccggcgttatttcttgatgtctctgaccagacacccatcaacagtattattttctcccatgaagacggtacgcgactgggcgtggagcatctggtcgcattgggtcaccagcaaatcgcgctgttagcgggcccattaagttctgtctcggcgcgtctgcgtctggctggctggcataaatatctcactcgcaatcaaattcagccgatagcggaacgggaaggcgactggagtgccatgtccggttttcaacaaaccatgcaaatgctgaatgagggcatcgttcccactgcgatgctggttgccaacgatcagatggcgctgggcgcaatgcgcgccattaccgagtccgggctgcgcgttggtgcggatatctcggtagtgggatacgacgataccgaagacagctcatgttatatcccgccgttaaccaccatcaaacaggattttcgcctgctggggcaaaccagcgtggaccgcttgctgcaactctctcagggccaggcggtgaagggcaatcagctgttgcccgtctcactggtgaaaagaaaaaccaccctggcgcccaatacgcaaaccgcctctccccgcgcgttggccgattcattaatgcagctggcacgacaggtttcccgactggaaagcgggcaggctgcaaacgacgaaaactacgctttagtagcttaataactctgatagtgctag</text:p>
          </table:table-cell>
          <table:table-cell office:value-type="string" calcext:value-type="string">
            <text:p>LacI gene, E. coli optimized</text:p>
          </table:table-cell>
          <table:table-cell office:value-type="string" calcext:value-type="string">
            <text:p>https://doi.org/10.1101/185108</text:p>
          </table:table-cell>
        </table:table-row>
        <table:table-row table:style-name="ro1">
          <table:table-cell office:value-type="string" calcext:value-type="string">
            <text:p>LacI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6</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 GTG AAT GTG AAA CCT GTG ACA CTT TAC GAC GTT GCT GAA TAC GCA GGC GTG TCC TAC CAA ACT GTT TCT CGG GTA GTT AAT CAA GCC TCC CAT GTA TCA GCA AAA ACA CGG GAG AAA GTC GAA GCT GCT ATG GCT GAA CTG AAC TAT ATA CCT AAT CGC GTG GCA CAG CAG TTG GCG GGA AAA CAG TCT CTC CTT ATT GGT GTA GCT ACA AGC AGT CTT GCT TTG CAT GCG CCT AGC CAG ATT GTA GCG GCA ATT AAA TCC CGC GCA GAC CAA CTG GGA GCA TCA GTG GTT GTG TCT ATG GTG GAA CGG TCA GGA GTG GAG GCT TGT AAG GCA GCA GTC CAC AAT TTA CTT GCG CAG CGC GTG TCA GGG CTG ATA ATT AAC TAT CCT CTG GAT GAC CAA GAC GCC ATA GCC GTT GAG GCT GCA TGT ACC AAT GTC CCG GCC TTA TTC TTG GAT GTG AGT GAT CAG ACC CCT ATA AAT AGC ATA ATC TTT TCC CAC GAG GAC GGA ACT CGT TTA GGC GTA GAA CAT TTG GTG GCT TTG GGA CAT CAA CAG ATA GCT TTG TTG GCC GGA CCT CTT TCA TCC GTC AGT GCT CGT CTC CGT CTC GCG GGT TGG CAT AAA TAT TTG ACT AGA AAC CAA ATA CAA CCA ATA GCT GAA CGT GAA GGG GAC TGG AGT GCG ATG TCT GGA TTC CAA CAA ACA ATG CAA ATG CTG AAC GAG GGA ATC GTC CCG ACT GCT ATG TTA GTG GCC AAC GAT CAA ATG GCA TTG GGG GCA ATG CGT GCA ATT ACC GAG AGT GGT TTG CGT GTC GGT GCT GAC ATT AGT GTA GTT GGG TAC GAC GAT ACG GAA GAT TCC TCT TGC TAT ATA CCG CCA CTT ACC ACT ATT AAG CAA GAC TTT AGA CTT CTC GGG CAA ACA AGC GTA GAT AGA TTG CTC CAG CTG AGC CAG GGC CAA GCT GTT AAA GGT AAT CAG TTA TTA CCG GTA AGT CTG GTC AAG AGA AAA ACC ACG CTT GCT CCA AAT ACG CAG ACG GCC AGC CCG CGG GCG CTT GCC GAT TCT TTG ATG CAA TTA GCC AGA CAA GTG AGT CGC CTG GAG AGT GGC CAG GCT GCG AAC GAC GAG AAT TAT GCT TTG GTC GCT TGA TAA TTA TAG TAG TGC TAG</text:p>
          </table:table-cell>
          <table:table-cell office:value-type="string" calcext:value-type="string">
            <text:p>LacI gene, B. sub optimized w/IDT codon optimization tool</text:p>
          </table:table-cell>
          <table:table-cell office:value-type="string" calcext:value-type="string">
            <text:p>https://doi.org/10.1101/185108</text:p>
          </table:table-cell>
        </table:table-row>
        <table:table-row table:style-name="ro1">
          <table:table-cell office:value-type="string" calcext:value-type="string">
            <text:p>sfGFP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4</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CGCAAGGGGGAGGAACTTTTCACGGGTGTTGTCCCTATATTGGTAGAGCTGGACGGAGACGTAAACGGTCATAAATTTAGTGTCAGAGGGGAGGGTGAAGGAGACGCGACCAACGGGAAACTGACCCTGAAGTTCATATGTACTACCGGAAAGCTCCCTGTGCCGTGGCCTACCTTAGTAACGACACTTACTTATGGTGTCCAATGCTTTGCACGTTACCCGGACCATATGAAGCAACATGACTTCTTCAAGAGCGCCATGCCTGAAGGTTATGTACAGGAACGTACAATCAGCTTTAAAGACGATGGGACGTATAAGACAAGAGCCGAGGTCAAATTTGAAGGCGATACATTAGTCAATCGCATAGAGTTAAAAGGAATCGACTTCAAGGAGGATGGGAATATATTAGGCCACAAGTTAGAGTATAACTTCAATTCCCACAACGTATATATAACTGCCGACAAGCAGAAAAATGGCATAAAAGCAAACTTTAAGATTCGTCATAATGTGGAAGACGGTTCAGTCCAACTGGCAGATCATTACCAGCAGAATACTCCGATTGGCGATGGCCCGGTGTTACTCCCGGACAACCATTACCTCTCAACGCAATCTGTACTGTCAAAGGATCCTAACGAAAAACGTGATCATATGGTTCTTCTCGAATTTGTTACGGCGGCTGGAATAACTCACGGAATGGATGAACTTTAC</text:p>
          </table:table-cell>
          <table:table-cell office:value-type="string" calcext:value-type="string">
            <text:p>sfGFP, codon optimized for Bacillus subtilis with IDT codon optimizer</text:p>
          </table:table-cell>
          <table:table-cell office:value-type="string" calcext:value-type="string">
            <text:p>NA</text:p>
          </table:table-cell>
        </table:table-row>
        <table:table-row table:style-name="ro1">
          <table:table-cell office:value-type="string" calcext:value-type="string">
            <text:p>mRFP_BSU</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23</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GCGAGTAGTGAAGATGTAATTAAGGAATTCATGCGCTTTAAGGTGAGAATGGAGGGAAGTGTCAATGGACATGAATTCGAGATTGAAGGAGAAGGCGAAGGTCGCCCATACGAGGGCACGCAAACTGCAAAGTTAAAGGTAACCAAGGGGGGACCTTTGCCTTTTGCCTGGGACATATTGAGTCCACAATTTCAGTATGGAAGCAAAGCCTATGTAAAGCACCCAGCTGATATCCCTGATTACCTTAAATTATCATTCCCTGAGGGATTCAAATGGGAGCGCGTGATGAACTTCGAAGATGGTGGTGTCGTAACCGTCACCCAGGACTCCTCTCTGCAAGATGGCGAGTTTATATATAAGGTGAAGCTCCGTGGTACAAATTTCCCGTCTGACGGACCGGTCATGCAAAAGAAGACTATGGGGTGGGAGGCTTCAACAGAGCGTATGTATCCAGAGGACGGAGCTTTGAAGGGTGAAATCAAAATGCGTCTGAAGCTGAAAGACGGAGGGCACTACGACGCTGAAGTTAAGACGACCTATATGGCGAAAAAACCAGTTCAATTACCAGGCGCTTATAAAACGGATATAAAACTCGACATTACAAGTCATAATGAGGACTACACGATTGTCGAGCAATATGAGAGAGCAGAGGGAAGACACTCTACGGGCGCATGA</text:p>
          </table:table-cell>
          <table:table-cell office:value-type="string" calcext:value-type="string">
            <text:p>mRFP, codon optimized for Bacillus subtilis with IDT codon optimizing tool</text:p>
          </table:table-cell>
          <table:table-cell office:value-type="string" calcext:value-type="string">
            <text:p>NA</text:p>
          </table:table-cell>
        </table:table-row>
        <table:table-row table:style-name="ro1">
          <table:table-cell office:value-type="string" calcext:value-type="string">
            <text:p>Oscimum basilicum Gernaiol synthase</text:p>
          </table:table-cell>
          <table:table-cell office:value-type="string" calcext:value-type="string">
            <text:p>CDS</text:p>
          </table:table-cell>
          <table:table-cell office:value-type="string" calcext:value-type="string">
            <text:p>Wajid Waheed</text:p>
          </table:table-cell>
          <table:table-cell office:value-type="string" calcext:value-type="string">
            <text:p>bhatwaji@msu.edu</text:p>
          </table:table-cell>
          <table:table-cell office:value-type="string" calcext:value-type="string">
            <text:p>Michigan State University</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TCTTGTGCACGGATCACCGTAACATTGCCGTATCGCTCCGCAAAAACATCAATTCAACGGGGAATTACGCATTACCCCGCCCTTATACGCCCACGCTTCTCTGCTTGCACGCCTTTGGCATCGGCAATGCCTCTAAGTTCAACTCCTCTCATCAACGGGGATAACTCTCAGCGTAAAAACACACGTCAACACATGGAGGAGAGCAGCAGCAAGAGGAGAGAATATCTGCTGGAGGAAACGACGCGAAAACTGCAGAGAAACGACACCGAATCGGTGGAGAAACTCAAGCTTATCGACAACATCCAACAGTTGGGAATCGGCTACTATTTTGAGGACGCCATCAACGCCGTACTCCGCTCGCCTTTCTCCACCGGAGAAGAGGACCTCTTCACCGCTGCTCTGCGCTTCCGCTTGCTCCGCCACAACGGCATCGAAATCAGCCCTGAAATATTCCTAAAATTCAAGGACGAGAGGGGAAAATTCGACGAATCGGACACGCTAGGGTTACTGAGCTTGTACGAAGCGTCAAATTTGGGGGTTGCAGGAGAAGAAATATTGGAGGAGGCTATGGAGTTTGCGGAGGCTCGCCTCAGACGGTCGCTGTCAGAGCCGGCGGCGCCGCTTCATGGTGAGGTGGCGCAAGCGCTAGATGTGCCGAGGCATCTGAGAATGGCGAGGTTGGAAGCCAGACGATTCATCGAGCAGTATGGTAAACAGAGCGATCATGATGGAGATCTTTTGGAGCTGGCAATTTTGGATTATAATCAAGTTCAGGCTCAACACCAATCCGAACTCACTGAAATAATCAGGTGGTGGAAGGAGCTCGGTTTGGTGGATAAGTTGAGTTTTGGGCGAGACAGACCATTGGAGTGCTTTTTGTGGACCGTGGGGCTCCTCCCAGAGCCCAAGTATTCGAGCGTTAGAATAGAGTTGGCGAAAGCCATCTCTATTCTCTTAGTGATCGATGATATTTTCGATACCTATGGAGAGATGGATGACCTCATCCTCTTCACCGATGCAATTCGAAGATGGGATCTTGAAGCAATGGAGGGGCTCCCTGAGTACATGAAAATATGCTACATGGCGTTGTACAATACCACCAATGAAGTATGCTACAAAGTGCTCAGGGATACTGGACGGATTGTCCTCCTTAACCTCAAATCTACGTGGATAGACATGATTGAAGGTTTCATGGAGGAAGCAAAATGGTTCAATGGTGGAAGTGCACCAAAATTGGAAGAGTATATAGAGAATGGAGTGTCCACGGCAGGAGCATACATGGCTTTTGCACACATCTTCTTTCTCATAGGAGAAGGTGTTACACACCAAAATTCCCAACTCTTCACCCAAAAACCCTACCCCAAGGTTTTCTCCGCCGCCGGCCGCATTCTTCGCCTCTGGGATGATCTCGGAACCGCCAAGGAGGAGCAAGAGCGAGGAGATCTGGCTTCGTGCGTGCAGTTATTTATGAAAGAGAAGTCGTTGACGGAAGAGGAGGCAAGAAGTCGCATTTTGGAAGAGATAAAAGGATTATGGAGGGATCTGAATGGGGAACTGGTCTACAACAAGAATTTGCCGTTATCCATAATCAAAGTCGCACTTAACATGGCGAGAGCTTCTCAAGTTGTGTACAAGCACGATCAAGACACTTATTTTTCAAGCGTAGACAATTATGTGGATGCCCTCTTCTTCACTCAATGA</text:p>
          </table:table-cell>
          <table:table-cell office:value-type="string" calcext:value-type="string">
            <text:p>These two genes belong to the iridoid pathway in Picrorhiza kurrooa- a highly endangered medicinal plant. In order to engineer heterologous hosts to produce a synthetic biology platform for producing picrosides, I have selected two genes to test the functionality fo a novel P. kurrooa P450 and engineer N. benthamiana to produce picrosides.</text:p>
          </table:table-cell>
          <table:table-cell office:value-type="string" calcext:value-type="string">
            <text:p>NA</text:p>
          </table:table-cell>
        </table:table-row>
        <table:table-row table:style-name="ro1">
          <table:table-cell office:value-type="string" calcext:value-type="string">
            <text:p>Picrorhiza kurrooa geraniol 10-hydroxylase</text:p>
          </table:table-cell>
          <table:table-cell office:value-type="string" calcext:value-type="string">
            <text:p>CDS</text:p>
          </table:table-cell>
          <table:table-cell office:value-type="string" calcext:value-type="string">
            <text:p>Wajid Waheed</text:p>
          </table:table-cell>
          <table:table-cell office:value-type="string" calcext:value-type="string">
            <text:p>bhatwaji@msu.edu</text:p>
          </table:table-cell>
          <table:table-cell office:value-type="string" calcext:value-type="string">
            <text:p>Michigan State University</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GATTTCCTCACCATCATCCTTGGCCTCTTATTCGCCATCACCTTAATCCATGGCTACCAACTCCTCTCCTCCAAGGGCAAAAGGCTTCCTCCCGGCCCGACACCGCTACCCCTAATCGGAAGCCTCCATTTACTCGGCGATCAACCCCACCAATCTTTAGCCAAACTAGCCAAGAAACATGGTGAACTTATGTGCCTTCGACTCGGGTTCATAAACACGATTGTCATTTCCTCGGCAGCCATGGCTAAAGAAGTACTTCAAAAGCAGGATTTAGCGTTTTCGAGTAGAATGTCACCTAATGCCGTCCATGCCCACGACCAGTTCAAATACTCTGTCGTGTGGCTCCCCGTGGCGGCCAGGTGGAGAAGCCTCCGCAAGGTTTTAAACTCAAAAATCTTTTCTGGAAACCGAATGGACGCGAACCAACACCTGAGGGGTCGGAAAAGGCAAGAGCTGATCGCCTATTGTAGGAAGAGGAGCCAAACCGGCGGTGCAGGGGACATGGGACGCGCCCCTTTCAGGAACCCGGTGAATTTGGCTGTCGAACACGATTTCTTCAAAAGAATTGAAGATCCTTATTCGGATTCGGCGAAGGAGTTCAAGGATCTTGTGTGGAATATCATGTTGGAGGCCGGGAAGCCGAATTTGGTGGATTTTTACCCGGTTCTTGAGAAAGTTGATCCCCAAGGGATACGGAAACGTATGACTGTACATTTCGGGAAGGTGATTGAGCTTTTCAGTGGATTGATCAATGAAAGGACTGAAAAGGGAAAGACGCAAGATGCTGGAACCACCGATGTCATTGATGTGCTCCTCAAGATAAGTAAAGAAAATCCAGATGAAATTGACAGGACTCACATCGAACGCTTGTGCTTGGACTTATTCGTCGCCGGAACTGACACCACATCAAACACATTAGAATGGGCAATGGCAGAGTCGCTAAAAAACCCAGAGATAATGAAAAAAGCCAAAGCCGAGCTGGAACAAGTCATCGGAAAAGGGAAAGTACTAGACGAAGCAGATATCCAACGCTTACCTTATCTGAGATGCATGGTGAAGGAGACTCTAAGAATCCATCCACCCGTTCCGTTCCTAATTCCTCGCAAAGTGGAGCAAGACGTGGAAGTTTGCGGCTACACCGTGCCTAAAAACTCACAAGTGTTCGTCAATGCATGGGCAATTGGAAGGGACGCTGAAACGTGGCCTAATCCCCTTGAATTTAAACCGGAGAGGTTTATGGAATCTGAAGTGGACATGAGAGGAAGAGACTTCGAGCTGATTCCGTTCGGCGCCGGGAGAAGGATTTGCCCTGGATTGCCGTTGGCTCTGCGTATGGTTCCGGTGATGTTGGGATCGCTTTTGAACTCGTTCGATTGGAAGCTTGAAGGAGGGGCTGGGCCAAAGGAATTGGATATGGAGGAGAAATTTGGGATCACGTTGCAGAAGGCGCTTCCTCTTATGGCTGTTCCGGTTCCTCTGTGA</text:p>
          </table:table-cell>
          <table:table-cell office:value-type="string" calcext:value-type="string">
            <text:p>These two genes belong to the iridoid pathway in Picrorhiza kurrooa- a highly endangered medicinal plant. In order to engineer heterologous hosts to produce a synthetic biology platform for producing picrosides, I have selected two genes to test the functionality fo a novel P. kurrooa P450 and engineer N. benthamiana to produce picrosides.</text:p>
          </table:table-cell>
          <table:table-cell office:value-type="string" calcext:value-type="string">
            <text:p>NA</text:p>
          </table:table-cell>
        </table:table-row>
        <table:table-row table:style-name="ro1">
          <table:table-cell office:value-type="string" calcext:value-type="string">
            <text:p>Apoaequorin optimized for plants</text:p>
          </table:table-cell>
          <table:table-cell office:value-type="string" calcext:value-type="string">
            <text:p>CDS</text:p>
          </table:table-cell>
          <table:table-cell office:value-type="string" calcext:value-type="string">
            <text:p>Connor Tansley</text:p>
          </table:table-cell>
          <table:table-cell office:value-type="string" calcext:value-type="string">
            <text:p>c.tansley@uea.ac.uk</text:p>
          </table:table-cell>
          <table:table-cell office:value-type="string" calcext:value-type="string">
            <text:p>University of East Anglia</text:p>
          </table:table-cell>
          <table:table-cell office:value-type="string" calcext:value-type="string">
            <text:p>Basics</text:p>
          </table:table-cell>
          <table:table-cell table:number-columns-repeated="3" office:value-type="string" calcext:value-type="string">
            <text:p>NA</text:p>
          </table:table-cell>
          <table:table-cell office:value-type="string" calcext:value-type="string">
            <text:p>#cds</text:p>
          </table:table-cell>
          <table:table-cell/>
          <table:table-cell office:value-type="string" calcext:value-type="string">
            <text:p>ATGtctgtcaaacttacatcagacttcgacaacccaagatggattggacgacacaagcatatgttcaatttccttgatgtcaaccacaatggaaaaatctctcttgacgagatggtctacaaggcatctgatattgtcatcaataaccttggagcaacacctgagcaagccaaacgacacaaagatgctgtggaagccttcttcggaggagctggaatgaaatatggtgtggaaactgattggcctgcatatattgaaggatggaaaaaattggctactgatgaattggagaaatacgccaaaaacgaaccaaccctcatccgcatatggggtgatgctttgtttgatatcgttgacaaagatcaaaatggagctattacactggatgaatggaaagcatacaccaaagctgctggtatcatccaatcatcagaagattgcgaggaaacattcagagtgtgcgatattgatgaaagtggacaactcgatgttgatgagatgacaagacagcatctgggattttggtacaccatggatcctgcttgcgaaaagctctacggtggagctgtccccTGA</text:p>
          </table:table-cell>
          <table:table-cell office:value-type="string" calcext:value-type="string">
            <text:p>Apoaequorin CDS codon optimised for plants without the first 7 amino acids. patents in other jurisdictions but not Europe.</text:p>
          </table:table-cell>
          <table:table-cell office:value-type="string" calcext:value-type="string">
            <text:p>NA</text:p>
          </table:table-cell>
        </table:table-row>
        <table:table-row table:style-name="ro1">
          <table:table-cell office:value-type="string" calcext:value-type="string">
            <text:p>BBa_J97001</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60</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tcgtctggtgcactgttgtttcatggtaaaatcccgtatgttgtagaaatggaaggcaatgtcgatggtcacacctttagcattcgcggcaagggttacggtgacgcgagcgttggtaaggtcgacgcgcagtttatctgcaccacgggtgacgtcccggtgccgtggagcacgttggtgacgacgctgacttacggtgcccaatgtttcgcgaaatatggcccggggctgaaagacttctacaaatcctgtatgccggaaggttatgtgcaagagcgcactattacctttgagggtgacggtgtctttaagacccgtgccgaagtgaccttcgaaaacggtagcgtttacaaccgtgtcaagctgaatggccagggtttcaaaaaggatggtcacgttctgggtaagaatctggaattcaacttcaccccacactgcctgtacatctggggcgatcaagcgaatcatggtctgaaaagcgcatttaagatcatgcacgagattaccggctccaaagaagatttcatcgtggctgatcacacccagatgaataccccgattggcggtggccctgtgcacgttccggaatatcatcacctgaccgtctggacgagcttcggtaaggatccggatgacgacgaaaccgaccacctgaacatcgtagaggttatcaaagcagtggacctggagacgtatcgc</text:p>
          </table:table-cell>
          <table:table-cell/>
          <table:table-cell office:value-type="string" calcext:value-type="string">
            <text:p>https://doi.org/10.1186/1754-1611-7-29</text:p>
          </table:table-cell>
        </table:table-row>
        <table:table-row table:style-name="ro1">
          <table:table-cell office:value-type="string" calcext:value-type="string">
            <text:p>BBa_J97003</text:p>
          </table:table-cell>
          <table:table-cell office:value-type="string" calcext:value-type="string">
            <text:p>CDS</text:p>
          </table:table-cell>
          <table:table-cell office:value-type="string" calcext:value-type="string">
            <text:p>Isaac Larkin</text:p>
          </table:table-cell>
          <table:table-cell office:value-type="string" calcext:value-type="string">
            <text:p>eyesmo@gmail.com</text:p>
          </table:table-cell>
          <table:table-cell office:value-type="string" calcext:value-type="string">
            <text:p>ChiTown Bio</text:p>
          </table:table-cell>
          <table:table-cell/>
          <table:table-cell office:value-type="string" calcext:value-type="string">
            <text:p>0000-0002-5750-2359</text:p>
          </table:table-cell>
          <table:table-cell table:number-columns-repeated="2" office:value-type="string" calcext:value-type="string">
            <text:p>NA</text:p>
          </table:table-cell>
          <table:table-cell office:value-type="string" calcext:value-type="string">
            <text:p>#cds</text:p>
          </table:table-cell>
          <table:table-cell/>
          <table:table-cell office:value-type="string" calcext:value-type="string">
            <text:p>atgtcgtctggtgcactgttgtttcatggtaaaatcccgtatgttgtagaaatggaaggcaatgtcgatggtcacacctttagcattcgcggcaagggttacggtgacgcgagcgttggtaaggtcgacgcgcagtttatctgcaccacgggtgacgtcccggtgccgtggagcacgttggtgacgacgctgacttacggtgcccaatgtttcgcgaaatatggcccggggctgaaagacttctacaaatcctgtatgccggaaggttatgtgcaagagcgcactattacctttgagggtgacggtgtctttaagacccgtgccgaagtgaccttcgaaaacggtagcgtttacaaccgtgtcaagctgaatggccagggtttcaaaaaggatggtcacgttctgggtaagaatctggaattcaacttcaccccacactgcctgtacatctggggcgatcaagcgaatcatggtctgaaaagcgcatttaagatcatgcacgagattaccggctccaaagaagatttcatcgtggctgatcacacccagatgaataccccgattggcggtggccctgtgcacgttccggaatatcatcacctgaccgtctggacgagcttcggtaaggatccggatgacgacgaaaccgaccacctgaacatcgtagaggttatcaaagcagtggacctggagacgtatcgc</text:p>
          </table:table-cell>
          <table:table-cell/>
          <table:table-cell office:value-type="string" calcext:value-type="string">
            <text:p>https://doi.org/10.1186/1754-1611-7-29</text:p>
          </table:table-cell>
        </table:table-row>
        <table:table-row table:style-name="ro2">
          <table:table-cell office:value-type="string" calcext:value-type="string">
            <text:p>Bovine Kappa Casein</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P02668</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TGAAAAGCTTCTTTTTGGTCGTAACGATTTTGGCATTGACATTACCTTTCTTGGGTGCCCAGGAACAAAATCAAGAACAGCCCATCAGGTGCGAGAAAGACGAACGCTTTTTTAGTGACAAAATAGCCAAATACATTCCGATCCAGTACGTCCTATCCAGATACCCGTCCTACGGCTTGAATTACTACCAACAAAAACCAGTAGCTTTAATCAACAATCAATTCTTACCTTATCCTTATTATGCCAAGCCGGCTGCCGTCAGAAGCCCTGCACAGATACTACAATGGCAAGTTCTTAGTAACACAGTGCCTGCTAAATCTTGTCAGGCACAGCCGACAACAATGGCGCGTCATCCTCACCCCCATCTTAGTTTCATGGCAATCCCACCTAAGAAAAACCAGGATAAGACGGAAATCCCCACAATTAATACAATCGCATCTGGTGAGCCCACCAGCACGCCAACGACGGAGGCTGTAGAGTCAACAGTTGCAACGTTAGAGGACTCTCCAGAGGTCATTGAGTCACCCCCCGAAATTAATACTGTTCAAGTAACCAGTACAGCCGTATGA</text:p>
          </table:table-cell>
          <table:table-cell office:value-type="string" calcext:value-type="string">
            <text:p>Bovine Kappa Casein  </text:p>
            <text:p>Location: Specific to mammary gland, secreted outside cell membrane to milk</text:p>
            <text:p>Function: stabilizes micelle formation and prevents casein precipitation in milk </text:p>
            <text:p>http://www.uniprot.org/uniprot/P02668</text:p>
            <text:p>- Sequence Translated from amino acids to nucleotides through IDT using Yeast optimization </text:p>
            <text:p>Why Milk Proteins? With a growing population, the demand for consumption of animal products will also continue to rise. There are sustainability issues for the land requirements needed for cows. The purpose of these genes is to produce them through Yeast (Saccharomyces cerevisiae) and test whether there is any potential in producing these animal proteins (complete in essential amino acids) efficiently and sustainably through bioengineering organisms like Yeast.) </text:p>
          </table:table-cell>
          <table:table-cell office:value-type="string" calcext:value-type="string">
            <text:p>NA</text:p>
          </table:table-cell>
        </table:table-row>
        <table:table-row table:style-name="ro2">
          <table:table-cell office:value-type="string" calcext:value-type="string">
            <text:p>Bovine Kappa Casein</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P02668</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TGAAGTCATTCTTTTTGGTCGTAACGATTTTGGCATTGACATTACCTTTCTTGGGTGCCCAGGAACAAAATCAAGAACAGCCCATCAGGTGCGAGAAAGACGAACGCTTTTTTAGTGACAAAATAGCCAAATACATTCCGATCCAGTACGTCCTATCCAGATACCCGTCCTACGGCTTGAATTACTACCAACAAAAACCAGTAGCTTTAATCAACAATCAATTCTTACCTTATCCTTATTATGCCAAGCCGGCTGCCGTCAGAAGCCCTGCACAGATACTACAATGGCAAGTTCTTAGTAACACAGTGCCTGCTAAATCTTGTCAGGCACAGCCGACAACAATGGCGCGTCATCCTCACCCCCATCTTAGTTTCATGGCAATCCCACCTAAGAAAAACCAGGATAAGACGGAAATCCCCACAATTAATACAATCGCATCTGGTGAGCCCACCAGCACGCCAACGACGGAGGCTGTAGAGTCAACAGTTGCAACGTTAGAGGACTCTCCAGAGGTCATTGAGTCACCCCCCGAAATTAATACTGTTCAAGTAACCAGTACAGCCGTATGA</text:p>
          </table:table-cell>
          <table:table-cell office:value-type="string" calcext:value-type="string">
            <text:p>Bovine Kappa Casein  </text:p>
            <text:p>Location: Specific to mammary gland, secreted outside cell membrane to milk</text:p>
            <text:p>Function: stabilizes micelle formation and prevents casein precipitation in milk </text:p>
            <text:p>http://www.uniprot.org/uniprot/P02668</text:p>
            <text:p>- Sequence Translated from amino acids to nucleotides through IDT using Yeast optimization </text:p>
            <text:p>Why Milk Proteins? With a growing population, the demand for consumption of animal products will also continue to rise. There are sustainability issues for the land requirements needed for cows. The purpose of these genes is to produce them through Yeast (Saccharomyces cerevisiae) and test whether there is any potential in producing these animal proteins (complete in essential amino acids) efficiently and sustainably through bioengineering organisms like Yeast.) </text:p>
          </table:table-cell>
          <table:table-cell office:value-type="string" calcext:value-type="string">
            <text:p>NA</text:p>
          </table:table-cell>
        </table:table-row>
        <table:table-row table:style-name="ro2">
          <table:table-cell office:value-type="string" calcext:value-type="string">
            <text:p>Bovine Casein Kinase FAM20C</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Milk Proteins project</text:p>
          </table:table-cell>
          <table:table-cell office:value-type="string" calcext:value-type="string">
            <text:p>NA</text:p>
          </table:table-cell>
          <table:table-cell office:value-type="string" calcext:value-type="string">
            <text:p>http://www.uniprot.org/uniprot/F1MXQ3</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AGGGCGGGCGCAAGGCCATCTGGCGAACCGGGGTGCTCTTGCGCTCAGCCAGCTGCCGAGGCAGCGGCTCCTGGGTGGGCACAAGCGAGAGGGCACCCGGGGGGCGAACTGGAAGCAGCCGCTAGTGCCGCCGGTGACGCCGGCTGGCCCAATAAACACACTTTGCGTATCTTACAGGACTTCAGTAGTGATCCGTCTAGTAATCTGACCAGTCACAGTTTGGAAAAGTTGCCTCCTGCTGCTGAGGCTGCTGAGGGGGCGCCCCCGGGGCAGGACCCTGGCGTTAGGCGTCCTCCCGACCCAGCCCACAGGCCGTTACCTCGTGACCCTGGCCCTCGTGGCCCTGTGCTACCCCCTGGTTTAAGCGGTGACGGCTCTCTATTGACGCGTCTGTTCCAGCATCCGCTTTATCAGGTCCCCATTCCACCGCTAACAGAAGGCGACGTTTTATTCAATGTGAACTCCGATATTCGTTTCAACCCGAAAGCGGCGACCGCCGAGAATCCCGACTGGCCGCATGAGGGGCCTGAGGACGAGTTTCTACCCACGGGCGAAGCCGCGGTTGACTCCTATCCTAATTGGCTTAAGTTTCACATCGGCATCAATAGATATGAGCTGTATTCTCGTCATAATCCCGCAGTCGGTGCACTATTGCAGGACCTGGGAACCCAAAAAATAACGTCAGTTGCAATGAAAAGCGGGGGAACACAACTAAAATTGATAATGACTTTCCAAAACTATGGGCAGGCACTATTTAAACCGATGAAACAGACTCGTGAACAAGAAACGCCGCCAGACTTCTTTTACTTCAGCGACTACGAAAGGCATAATGCGGAGATCGCAGCGTTCCACCTAGATCGTATCCTGGACTTCAGACGTGTGCCGCCCGTGGCTGGGAGGTTGGTAAACATGACAAAAGAAATCAGGGACGTTACGAGGGATAAGAAATTATGGAGGACTTTCTTCATAAGCCCGGCCAATAATGTCTGCTTTTATGGTGAATGCAGTTATTATTGTAGCACGGAACATGCTCTGTGTGGGAAGCCGGACCAAATCGAGGGCAGTCTAGCTGCTTTTCTTCCAGATTTAGCCCTAGCTAAGAGAAAGACATGGAGAAACCCTTGGAGGAGGTCATATCACAAGCGTAAAAAGGCCGAATGGGAGGTCGATCCTGATTACTGCGAGGAGGTGCGTCAGACCCCTCCCTACGACAGTTCTCATAGATTATTGGATGTGATGGACATGACCATTTTCGATTTTCTGATGGGTAATATGGATAGACACCACTACGAAACCTTCGAAAAATTTGGCAACGAAACATTTATCATTCATTTGGATAATGGACGTGGTTTCGGAAAGCACAGTCACGACGAGCTATCCATTCTAGTACCGCTACAACAATGTTGTCGTATCAGGAGGTCCACGTACCTTCGTTTACAGTTGCTTGCGCAGGAGGAACACCGTCTTAGTTTATTGATGGCCGAAGCGCTAAGGGCCGACCGTGTAGCGCCGGTCTTGTTTCAACCGCACCTTGAGGCATTGGATAGGAGGTTGCGTATAGTCCTACGTGCCGTAGGCGACTGCGTTGAGAAAGATGGACTTCACTCAGTGGTTGAGGACGATCTTGGGCCGGAGCACCGTGCGGCTGCGGGAAGGTGA</text:p>
          </table:table-cell>
          <table:table-cell office:value-type="string" calcext:value-type="string">
            <text:p>Bovine Casein Kinase FAM20C</text:p>
            <text:p>For phosphorylating casein proteins FAM20C </text:p>
            <text:p>Bovine form, Predicted protein and not experimentally confirmed.</text:p>
            <text:p>http://2014.igem.org/Team:SF_Bay_Area_DIYbio/Parts#Casein_Kinase</text:p>
            <text:p>http://www.uniprot.org/uniprot/F1MXQ3</text:p>
            <text:p>Sequence Translated from amino acids to nucleotides through IDT using Yeast optimization.</text:p>
          </table:table-cell>
          <table:table-cell office:value-type="string" calcext:value-type="string">
            <text:p>NA</text:p>
          </table:table-cell>
        </table:table-row>
        <table:table-row table:style-name="ro2">
          <table:table-cell office:value-type="string" calcext:value-type="string">
            <text:p>Clarkia breweri S-Linalool Synthase</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Lavender Scent Protein</text:p>
          </table:table-cell>
          <table:table-cell office:value-type="string" calcext:value-type="string">
            <text:p>NA</text:p>
          </table:table-cell>
          <table:table-cell office:value-type="string" calcext:value-type="string">
            <text:p>http://www.uniprot.org/uniprot/Q96376</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CAATTGATTACTAATTTTTCTTCTTCTTCTTCTGAATTGCAATTTTTGGTTGATAAAGTTAAAAGAGAATCTTTATCTTCTTCTTCTTCTAATACTCAAAATTTGTTTTTGTCTACTTCTCCATATGATACTGCTTGGTTGGCTTTGATTCCACATCCACATCATCATCATCATCATGGTAGACCAATGTTTGAAAAATGTTTGCAATGGATTTTGCATAATCAAACTCCACAAGGTTTTTGGGCTGCTGCTGGTGATAATATTTCTGATACTGATGATGATGTTACTTTGGATTGTTTGTTGTCTACTTTGGCTTGTTTGGTTGCTTTGAAAAGATGGCAATTGGCTCCAGATATGATTCATAAAGGTTTGGAATTTGTTAATAGAAATACTGAAAGATTGGTTATGAAACAAAAACCATCTGATGTTCCAAGATGGTTTACTATTATGTTTCCAGCTATGTTGGAATTGGCTGGTGCTTCTTCTTTGAGAGTTGATTTTTCTGAAAATTTGAATAGAATTTTGGTTGAATTGTCTCAAAATAGAGATGATATTTTGACTAGAGAAGAAGTTGATGAGAAAAAACAATATTCTCCATTGTTGTTGTTTTTGGAAGCTTTGCCAGCTCAATCTTATGATAATGATGTTTTGAAACAAATTATTGATAAAAATTTGTCTAATGATGGTTCTTTGTTGCAATCTCCATCTGCTACTGCTAGAGCTTATATGATTACTGGTAATACTAGATGTTTGTCTTATTTGCATTCTTTGACTAATTCTTGTTCTAATGGTGGTGTTCCATCTTTTTATCCAGTTGATGATGATTTGCATGATTTGGTTATGGTTAATCAATTGACTAGATCTGGTTTGACTGAACATTTGATTCCAGAAATTGATCATTTGTTGTTGAAAGTTCAGAAAAATTATAAATATAAAAAAGCTTCTCCAAAATCTTTGTATTCTATTGCTGCTGAATTGTATAGAGATTCTTTGGCTTTTTGGTTGTTGAGAGTTAATAATCATTGGGTTTCTCCATCTATCTTTTGTTGGTTTTTGGATGATGATGAAATTAGAGATCATATTGAAACTAATTATGAAGAATTTGCTGCTGTTTTGTTGAATGTTTATAGAGCTACTGATTTGATGTTTTCTGGTGAAGTTCAATTGGTTGAAGCTAGATCTTTTGCTACTAAAAATTTGGAAAAAATTTTGGCTACTGGTAATATTCATAAAACTAATGCTGATATTTCTTCTTCTTTGCATAAAATGATTGAACATGAATTGAGAGTTCCATGGACTGCTAGAATGGATCATGTTGAAAATAGAATTTGGATTGAAGAAATTGCTTCTTCTGCTTTGTGGTTTGGTAAATCTTCTTATTTGAGATTGTCTTGTTTTCATAAAATGTCTTTGCAACAATTGGCTGTTAAAAATTATACTTTGAGACAATTGGTTTATAGAGATGAATTGGCTGAAGTTGAAAGATGGTCTAAAGAAAGAGGTTTGTGTGATATGGGTTTTTGTAGAGAAAAAACTGGTTATTGTTATTATGCTTTTGCTGCTTCTACTTGTTTGCCATGGTCATCTGATGTTAGATTGGTTTTGACTAAAGCTGCTGTTGTTATTACTGTTGCTGATGACTTTTTTGATGTTGAAGGTTCTATGGTTGATTTGGAAAAATTGACTGATGCTGTTAGAAGATGGGATGCTGAAGGTTTGGGTTCTCATTCTAAAACTATTTTTGAAGCTTTGGATGATTTGGTTAATGAAGTTAGATTGAAATGTTTTCAACAAAATGGTCAAGATATTAAAAATAATTTGCAACAATTGTGGTATGAAACTTTTCATTCTTGGTTGATGGAAGCTAAATGGGGTAAAGGTTTGACTTCTAAACCATCTGTTGATGTTTATTTGGGTAATGCTATGACTTCTATTGCTGCTCATACTATGGTTTTGACTGCTTCTTGTTTGTTGGGTCCAGGTTTTCCAGTTCATCAATTGTGGTCACAACGCAGACATCAAGATATTACTTCTTTGTTGATGGTTTTGACTAGATTGTTGAATGATATTCAATCTTATTTGAAAGAAGAAGATGAAGGTAAAATTAATTATGTTTGGATGTATATGATTGAAAATAATCAAGCTTCTATTGATGATTCTGTTAGACATGTTCAAACTATTATTAATGTTAAAAAACAAGAATTTATTCAAAGAGTTTTGTCTGATCAACATTGTAATTTGCCAAAATCTTTTAAACAATTGCATTTTTCTTGTTTGAAAGTTTTTAATATGTTTTTTAATTCTTCTAATATTTTTGATACTGATACTGATTTGTTGTTGGATATTCATGAAGCTTTTGTTTCTCCACCACAAGTTCCAAAATTTAAACCACATATTAAACCACCACATCAATTGCCAGCTACTTTGCAACCACCACATCAACCACAACAAATTATGGTTAATAAGAAAAAAGTTGAAATGGTTTATAAATCTTATCATCATCCATTTAAAGTTTTTACTTTGCAGAAAAAACAATCTTCTGGTCATGGTACTATGAATCCAAGAGCTTCTATTTTGGCTGGTCCAAATATTAAATTGTGTTTTTGA</text:p>
          </table:table-cell>
          <table:table-cell office:value-type="string" calcext:value-type="string">
            <text:p>Clarkia breweri S-Linalool Synthase</text:p>
            <text:p>Function: Fragrant terpene part of the sweet scent of flowers </text:p>
            <text:p>Reaction: Geranyl diphosphate + H2O = (3S)-linalool + diphosphate.</text:p>
            <text:p>http://www.uniprot.org/uniprot/Q96376</text:p>
            <text:p>Sequence Translated from amino acids to nucleotides through IDT using Yeast optimization </text:p>
            <text:p>Why? A fragrance is easy to detect which is good for biolabs lacking expensive measuring instruments. The gene can be used as a practicing tool for beginners in synthetic biology. Yeast has an inherent terpene synthesis (MVA) pathway. </text:p>
          </table:table-cell>
          <table:table-cell office:value-type="string" calcext:value-type="string">
            <text:p>NA</text:p>
          </table:table-cell>
        </table:table-row>
        <table:table-row table:style-name="ro3">
          <table:table-cell office:value-type="string" calcext:value-type="string">
            <text:p>Mentha aquatica R-linalool synthase</text:p>
          </table:table-cell>
          <table:table-cell office:value-type="string" calcext:value-type="string">
            <text:p>CDS</text:p>
          </table:table-cell>
          <table:table-cell office:value-type="string" calcext:value-type="string">
            <text:p>Ekam Dhaliwal, Scott Pownall</text:p>
          </table:table-cell>
          <table:table-cell table:style-name="Excel_20_Built-in_20_Hyperlink" office:value-type="string" calcext:value-type="string">
            <text:p>scott@opensciencenet.org</text:p>
          </table:table-cell>
          <table:table-cell office:value-type="string" calcext:value-type="string">
            <text:p>Open Science Network</text:p>
          </table:table-cell>
          <table:table-cell office:value-type="string" calcext:value-type="string">
            <text:p>Lavender Scent Protein</text:p>
          </table:table-cell>
          <table:table-cell office:value-type="string" calcext:value-type="string">
            <text:p>NA</text:p>
          </table:table-cell>
          <table:table-cell office:value-type="string" calcext:value-type="string">
            <text:p>http://www.uniprot.org/uniprot/Q8H2B4</text:p>
          </table:table-cell>
          <table:table-cell office:value-type="string" calcext:value-type="string">
            <text:p>NA</text:p>
          </table:table-cell>
          <table:table-cell office:value-type="string" calcext:value-type="string">
            <text:p>#cds,#Scerevisiae</text:p>
          </table:table-cell>
          <table:table-cell office:value-type="string" calcext:value-type="string">
            <text:p>NA</text:p>
          </table:table-cell>
          <table:table-cell office:value-type="string" calcext:value-type="string">
            <text:p>ATGTGCAGCATCTCATCTAAGCTGTATACAATTTCAAGCGCCCAGGAGGAAACCAGGCGTTCAGGAAATTACCATCCTAGTGTGTGGGATTTCGATTTTATACAGTCCCTGGATACCGACCACTACAAAGAGGAGAAACAACTAGAGAGGGAGGAAGAGTTGATAATGGAGGTTAAGAAGCTATTGGGTGCGAAGATGGAGGCAACTAAACAGTTGGAACTAATCGACGATCTACAGAACTTAGGTCTGTCATATTTTTTCAGGGACGAAATAAAGAACATCCTAAACTCAATTTACAAAATATTCCAAAACAACAACTCAACGAAAGTGGGGGATCTACATTTCACTTCTCTGGGATTCCGTCTACTAAGGCAGCACGGATTTAATGTTTCCCAAGGGGTCTTTGACTGCTTTAAGAACGAACACGGTTCTGACTTTGAAAAGACGTTAATCGGCGAGGATACCAAAGGTGTGCTTCAGCTATACGAGGCTTCATTCCTATTGCGTGAAGGAGAGGATACGCTAGAGGTCGCACGTAAGTTCAGTACAGAGTTTCTGGAAGAGAAGTTGAAAGCGGGCATCGATGGTGATAATCTTAGCAGTTCTATCGGGCACTCTTTAGAAATCCCGCTTCACTGGAGAATTCAGAGGTTAGAGGAAAGGTGGTTTCTGGACGCATACTCACGTAGAAAGGATATGAATCCGATAATCTTCGAGCTAGCCAAACTGGACTTTAACATTATACAGGCAACCCAGCAGGAAGAACTGAAGGACCTGTCCAGATGGTGGAACGATAGTTCTCTGCCTCAGAAGTTGCCTTTTGTGAGGGACAGGCTAGTTGAATCCTACTATTGGGCCCTAGGACTTTTCGAGGCGCACAAATTTGGCTACGAACGTAAGACCGCAGCTAAGATAATAACATTAATAACCGCGTTAGACGACGTTTACGATATTTACGGCACTCTTGATGAATTGCAGCTATTTACGCATGTGATAAGACGTTGGGATACAGAGAGTGCAACACAACTGCCATACTATTTACAGTTGTTCTATTTTGTACTTTACAACTTTGTAAGCGAGGTGGCATACCATATCCTAAAAGAGGAGGGTTTTATATCCATACCTTTCCTGCACAGGGCCTGGGTCGACTTGGTGGAGGGGTATCTGCAGGAGGCCAAGTGGTATTACACCAAGTATACACCTACCATGGAAGAATACTTGAATTATGCGAGTATTACTATTGGTGCCCCTGCAGTCATTAGTCAGATCTACTTTATGCTAGCCAAATCCAAAGAAAAGCCAGTCATTGAAAGCTTCTACGAGTACGACGAAATTATAAGGCTTAGTGGGATGTTAGTTAGACTTCCGGACGATCTGGGCACACTACCGTTTGAAATGAAGCGTGGGGATGTTGCCAAGAGTATACAGATATACATGAAGGAACAGAACGCAACGAGAGAAGAAGCAGAGGAACATGTGAGATTTATGATCCGTGAGGCGTGGAAGGAGATGAACACGACCATGGCCGCGAATAGCGATTTGAGGGGCGACGTAGTTATGGCGGCAGCCAATCTTGGGAGGGATGCACAGTTTATGTACCTGGACGGCGACGGTAACCACTCCCAACTTCAACATAGGATTGCGAACCTTTTATTTAAGCCTTACGTATGA</text:p>
          </table:table-cell>
          <table:table-cell office:value-type="string" calcext:value-type="string">
            <text:p>Mentha aquatica R-linalool synthase</text:p>
            <text:p>S-Linalool has olfactory threshold at 7.4 ppb whereas R form has 0.8 ppb. R-Linalool production is an enantiomer of S-Linalool. </text:p>
            <text:p>Function: Main component of lavender essential oil </text:p>
            <text:p>Location: Produced in the cytoplasm </text:p>
            <text:p>http://www.uniprot.org/uniprot/Q8H2B4</text:p>
            <text:p>Sequence Translated from amino acids to nucleotides through IDT using Yeast optimization.</text:p>
            <text:p>*** IDT message: This sequence contains the following complexities that may prevent ordering: "This sequence contains a window of 150 bases starting at base 354 with a GC content of 34.7%. Solution: Redesign this region to have a GC content greater than 35%.</text:p>
            <text:p>Why? A fragrance is easy to detect which is good for biolabs lacking expensive measuring instruments. The gene can be used as a practicing tool for beginners in synthetic biology. Yeast has an inherent terpene synthesis (MVA) pathway. </text:p>
          </table:table-cell>
          <table:table-cell office:value-type="string" calcext:value-type="string">
            <text:p>N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DejaVu Sans1" fo:font-family="'DejaVu Sans'"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DejaVu Sans1" style:font-family-complex="'DejaVu Sans'" style:font-family-generic-complex="swiss" style:font-size-complex="10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7:26:56.351458529</meta:creation-date>
    <dc:date>2018-01-31T17:33:25.590915548</dc:date>
    <meta:editing-duration>PT6M31S</meta:editing-duration>
    <meta:editing-cycles>1</meta:editing-cycles>
    <meta:document-statistic meta:table-count="1" meta:cell-count="179" meta:object-count="0"/>
    <meta:generator>LibreOffice/5.4.4.2$Linux_X86_64 LibreOffice_project/40m0$Build-2</meta:generator>
  </office:meta>
</office:document-meta>
</file>